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rticle "RealNet: A Feature Selection Network with Realistic Synthetic Anomaly for Anomaly Detection" by Ximiao Zhang, Min Xu, and Xiuzhuang Zhou introduces RealNet, a novel self-supervised feature reconstruction framework designed for industrial image anomaly detection and localization. The method focuses on overcoming challenges related to the synthesis of realistic and diverse anomaly samples and addressing feature redundancy and pre-training bias of pre-trained features.</text:p>
      <text:p text:style-name="Text_20_body"><text:span text:style-name="Strong_20_Emphasis">Key Characteristics:</text:span></text:p>
      <text:list text:style-name="L1">
        <text:list-item>
          <text:p text:style-name="P1"><text:span text:style-name="Strong_20_Emphasis">Model Structure:</text:span> RealNet incorporates three key innovations: Strength-controllable Diffusion Anomaly Synthesis (SDAS), Anomaly-aware Features Selection (AFS), and Reconstruction Residuals Selection (RRS). These components work together to enhance the model's ability to detect and localize anomalies accurately.</text:p>
        </text:list-item>
        <text:list-item>
          <text:p text:style-name="P1"><text:span text:style-name="Strong_20_Emphasis">Learning Technique:</text:span> RealNet utilizes a diffusion process-based synthesis strategy, SDAS, capable of generating samples with varying anomaly strengths that mimic the distribution of real anomalous samples. Additionally, AFS selects representative and discriminative pre-trained feature subsets, while RRS adaptively selects discriminative residuals for anomaly identification.</text:p>
        </text:list-item>
        <text:list-item>
          <text:p text:style-name="P1"><text:span text:style-name="Strong_20_Emphasis">Advantages/Disadvantages:</text:span></text:p>
          <text:list>
            <text:list-item>
              <text:p text:style-name="P2"><text:span text:style-name="Strong_20_Emphasis">Advantages:</text:span> RealNet effectively leverages multi-scale pre-trained features for anomaly detection by adaptively selecting pre-trained features and reconstruction residuals, achieving state-of-the-art performance. It addresses computational cost limitations of previous methods by introducing efficient feature selection strategies and optimizing the reconstruction process.</text:p>
            </text:list-item>
            <text:list-item>
              <text:p text:style-name="P2"><text:span text:style-name="Strong_20_Emphasis">Disadvantages:</text:span> The article does not explicitly discuss potential disadvantages, but the complexity and potential computational requirements of implementing SDAS, AFS, and RRS could be seen as limitations.</text:p>
            </text:list-item>
          </text:list>
        </text:list-item>
        <text:list-item>
          <text:p text:style-name="P1"><text:span text:style-name="Strong_20_Emphasis">Dataset Labeling Requirement:</text:span> RealNet operates under a self-supervised learning paradigm, requiring only normal images for training and leveraging synthetic anomaly generation, thereby eliminating the need for labeled datasets.</text:p>
        </text:list-item>
        <text:list-item>
          <text:p text:style-name="P1"><text:span text:style-name="Strong_20_Emphasis">Performance and Output Quality/Accuracy:</text:span> RealNet demonstrated significant improvements on four benchmark datasets, including MVTec-AD, MPDD, BTAD, and VisA, surpassing existing state-of-the-art methods in terms of Image AUROC and Pixel AUROC metrics.</text:p>
        </text:list-item>
        <text:list-item>
          <text:p text:style-name="P1"><text:span text:style-name="Strong_20_Emphasis">Datasets Used for Training/Testing:</text:span> Evaluated on MVTec-AD, MPDD, BTAD, and VisA datasets, RealNet showcased its effectiveness across a wide range of industrial defect images.</text:p>
        </text:list-item>
      </text:list>
      <text:p text:style-name="Text_20_body">Information regarding specific quantitative results, such as exact AUROC values, detailed comparisons with other methods, and the performance impact of each RealNet component through ablation studies, is thoroughly provided in the article. Additionally, the authors created the Synthetic Industrial Anomaly Dataset (SIA) to facilitate anomaly synthesis for self-supervised anomaly detection method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4T18:09:27.046000000</dc:date>
    <meta:editing-duration>PT2S</meta:editing-duration>
    <meta:editing-cycles>1</meta:editing-cycles>
    <meta:document-statistic meta:table-count="0" meta:image-count="0" meta:object-count="0" meta:page-count="1" meta:paragraph-count="11" meta:word-count="356" meta:character-count="2848" meta:non-whitespace-character-count="2511"/>
    <meta:generator>LibreOffice/7.6.1.2$Windows_X86_64 LibreOffice_project/f5defcebd022c5bc36bbb79be232cb6926d8f674</meta:generator>
  </office:meta>
</office:document-meta>
</file>